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24.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86.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86.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86.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86.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78.0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54.0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54.0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54.0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48.0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48.0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48.0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48.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48.0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48.0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46.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46.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36.0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36.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8:37.9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33S</meta:editing-duration>
    <meta:editing-cycles>8</meta:editing-cycles>
    <meta:generator>LibreOffice/5.1.3.2$Windows_x86 LibreOffice_project/644e4637d1d8544fd9f56425bd6cec110e49301b</meta:generator>
    <dc:date>2016-12-20T02:48:40.718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